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c3e27" officeooo:paragraph-rsid="001c3e27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c3e27" officeooo:paragraph-rsid="001c3e27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o de viagem</text:p>
      <text:p text:style-name="P1">Quando viajei para minha vó no centro leste do Paraná,me senti feliz em ver a minha família e a grande calmaria.</text:p>
      <text:p text:style-name="P1">Lá é uma cidade pequena e tudo é calmo,tranquilo e quieto isso muitas vezes é entediante porém sinto uma sensação boa em estar lon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14:27.954398410</meta:creation-date>
    <dc:date>2022-08-23T14:27:07.114415129</dc:date>
    <meta:editing-duration>PT1M47S</meta:editing-duration>
    <meta:editing-cycles>1</meta:editing-cycles>
    <meta:document-statistic meta:table-count="0" meta:image-count="0" meta:object-count="0" meta:page-count="1" meta:paragraph-count="3" meta:word-count="48" meta:character-count="261" meta:non-whitespace-character-count="216"/>
    <meta:generator>LibreOffice/5.1.6.2$Linux_X86_64 LibreOffice_project/10m0$Build-2</meta:generator>
  </office:meta>
</office:document-meta>
</file>